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3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win" table:style-name="ta1">
        <office:forms form:automatic-focus="false" form:apply-design-mode="false"/>
        <table:shapes>
          <draw:frame draw:z-index="0" draw:style-name="gr1" draw:text-style-name="P1" svg:width="15.998cm" svg:height="8.998cm" svg:x="6.641cm" svg:y="0.453cm">
            <draw:object draw:notify-on-update-of-ranges="win.A1:win.A1 win.A2:win.A13 win.B1:win.B1 win.B2:win.B13 win.A1:win.A1 win.A2:win.A13 win.C1:win.C1 win.C2:win.C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1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Haystac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427095422063" calcext:value-type="float">
            <text:p>0.00043</text:p>
          </table:table-cell>
          <table:table-cell office:value-type="float" office:value="0.000243432484721" calcext:value-type="float">
            <text:p>0.00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36608038138" calcext:value-type="float">
            <text:p>0.00137</text:p>
          </table:table-cell>
          <table:table-cell office:value-type="float" office:value="0.00229337105888" calcext:value-type="float">
            <text:p>0.002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0027384494722" calcext:value-type="float">
            <text:p>-0.00003</text:p>
          </table:table-cell>
          <table:table-cell office:value-type="float" office:value="0.0000305695691947" calcext:value-type="float">
            <text:p>0.000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930632865084" calcext:value-type="float">
            <text:p>0.00093</text:p>
          </table:table-cell>
          <table:table-cell office:value-type="float" office:value="0.00178002251554" calcext:value-type="float">
            <text:p>0.001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975169784823" calcext:value-type="float">
            <text:p>0.00098</text:p>
          </table:table-cell>
          <table:table-cell office:value-type="float" office:value="0.00160632350442" calcext:value-type="float">
            <text:p>0.001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150395556136" calcext:value-type="float">
            <text:p>0.00150</text:p>
          </table:table-cell>
          <table:table-cell office:value-type="float" office:value="0.00164607624381" calcext:value-type="float">
            <text:p>0.001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47667371926" calcext:value-type="float">
            <text:p>0.00148</text:p>
          </table:table-cell>
          <table:table-cell office:value-type="float" office:value="0.00192969160097" calcext:value-type="float">
            <text:p>0.001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0026088272201" calcext:value-type="float">
            <text:p>-0.00026</text:p>
          </table:table-cell>
          <table:table-cell office:value-type="float" office:value="-0.000155432313258" calcext:value-type="float">
            <text:p>-0.00016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lose" table:style-name="ta1">
        <table:shapes>
          <draw:frame draw:z-index="0" draw:style-name="gr1" draw:text-style-name="P1" svg:width="15.998cm" svg:height="8.998cm" svg:x="5.931cm" svg:y="0.614cm">
            <draw:object draw:notify-on-update-of-ranges="lose.A2:lose.A13 lose.B1:lose.B1 lose.B2:lose.B13 lose.A2:lose.A13 lose.C1:lose.C1 lose.C2:lose.C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ce1"/>
        <table:table-column table:style-name="co2" table:number-columns-repeated="1021" table:default-cell-style-name="Default"/>
        <table:table-row table:style-name="ro1">
          <table:table-cell table:style-name="ce2" office:value-type="string" calcext:value-type="string">
            <text:p>Index</text:p>
          </table:table-cell>
          <table:table-cell table:style-name="ce3" office:value-type="string" calcext:value-type="string">
            <text:p>Needle</text:p>
          </table:table-cell>
          <table:table-cell table:style-name="ce3" office:value-type="string" calcext:value-type="string">
            <text:p>Haystack</text:p>
          </table:table-cell>
          <table:table-cell table:style-name="ce2"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231831077314" calcext:value-type="float">
            <text:p>0.00232</text:p>
          </table:table-cell>
          <table:table-cell office:value-type="float" office:value="0.00209449855058" calcext:value-type="float">
            <text:p>0.00209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00202853907778" calcext:value-type="float">
            <text:p>-0.00203</text:p>
          </table:table-cell>
          <table:table-cell office:value-type="float" office:value="-0.00142819003312" calcext:value-type="float">
            <text:p>-0.0014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211937361466" calcext:value-type="float">
            <text:p>0.00002</text:p>
          </table:table-cell>
          <table:table-cell office:value-type="float" office:value="0.0000844169991224" calcext:value-type="float">
            <text:p>0.00008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103660437667" calcext:value-type="float">
            <text:p>0.00104</text:p>
          </table:table-cell>
          <table:table-cell office:value-type="float" office:value="-0.000367564714138" calcext:value-type="float">
            <text:p>-0.00037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134432183013" calcext:value-type="float">
            <text:p>0.00134</text:p>
          </table:table-cell>
          <table:table-cell office:value-type="float" office:value="0.000643391294959" calcext:value-type="float">
            <text:p>0.0006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00367372734825" calcext:value-type="float">
            <text:p>-0.00367</text:p>
          </table:table-cell>
          <table:table-cell office:value-type="float" office:value="-0.00251428075618" calcext:value-type="float">
            <text:p>-0.00251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00337035187099" calcext:value-type="float">
            <text:p>-0.00337</text:p>
          </table:table-cell>
          <table:table-cell office:value-type="float" office:value="-0.00138566980927" calcext:value-type="float">
            <text:p>-0.00139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0592919540349" calcext:value-type="float">
            <text:p>-0.00593</text:p>
          </table:table-cell>
          <table:table-cell office:value-type="float" office:value="-0.00456200738642" calcext:value-type="float">
            <text:p>-0.00456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5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Hewson</meta:initial-creator>
    <meta:creation-date>2014-11-11T14:46:16.614023000</meta:creation-date>
    <dc:date>2014-11-11T20:59:15.665538000</dc:date>
    <dc:creator>Alex Hewson</dc:creator>
    <meta:editing-duration>PT6H10M3S</meta:editing-duration>
    <meta:editing-cycles>5</meta:editing-cycles>
    <meta:generator>LibreOffice/4.2.6.3$MacOSX_x86 LibreOffice_project/3fd416d4c6db7d3204c17ce57a1d70f6e531ee21</meta:generator>
    <meta:document-statistic meta:table-count="2" meta:cell-count="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3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3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." xlink:type="simple" chart:class="chart:scatter" chart:style-name="ch1">
        <chart:legend chart:legend-position="end" svg:x="13.209cm" svg:y="3.959cm" style:legend-expansion="high" chart:style-name="ch2"/>
        <chart:plot-area chart:style-name="ch3" table:cell-range-address="win.A1:win.C13" chart:data-source-has-labels="row" svg:x="0.769cm" svg:y="0.851cm" svg:width="11.802cm" svg:height="7.549cm">
          <chartooo:coordinate-region svg:x="2.431cm" svg:y="1.047cm" svg:width="10.032cm" svg:height="7.1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win.B2:win.B13" chart:label-cell-address="win.B1:win.B1" chart:class="chart:scatter">
            <chart:domain table:cell-range-address="win.A2:win.A13"/>
            <chart:data-point chart:repeated="12"/>
          </chart:series>
          <chart:series chart:style-name="ch8" chart:values-cell-range-address="win.C2:win.C13" chart:label-cell-address="win.C1:win.C1" chart:class="chart:scatte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eedle</text:p>
                <draw:g>
                  <svg:desc>win.B1:win.B1</svg:desc>
                </draw:g>
              </table:table-cell>
              <table:table-cell office:value-type="string">
                <text:p>Haystack</text:p>
                <draw:g>
                  <svg:desc>win.C1:wi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win.A2:win.A13</svg:desc>
                </draw:g>
              </table:table-cell>
              <table:table-cell office:value-type="float" office:value="0.000427095422063">
                <text:p>0.000427095422063</text:p>
                <draw:g>
                  <svg:desc>win.B2:win.B13</svg:desc>
                </draw:g>
              </table:table-cell>
              <table:table-cell office:value-type="float" office:value="0.000243432484721">
                <text:p>0.000243432484721</text:p>
                <draw:g>
                  <svg:desc>win.C2:win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136608038138">
                <text:p>0.00136608038138</text:p>
              </table:table-cell>
              <table:table-cell office:value-type="float" office:value="0.00229337105888">
                <text:p>0.00229337105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000027384494722">
                <text:p>-0.000027384494722</text:p>
              </table:table-cell>
              <table:table-cell office:value-type="float" office:value="0.0000305695691947">
                <text:p>0.0000305695691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930632865084">
                <text:p>0.000930632865084</text:p>
              </table:table-cell>
              <table:table-cell office:value-type="float" office:value="0.00178002251554">
                <text:p>0.001780022515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0975169784823">
                <text:p>0.000975169784823</text:p>
              </table:table-cell>
              <table:table-cell office:value-type="float" office:value="0.00160632350442">
                <text:p>0.001606323504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150395556136">
                <text:p>0.00150395556136</text:p>
              </table:table-cell>
              <table:table-cell office:value-type="float" office:value="0.00164607624381">
                <text:p>0.001646076243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147667371926">
                <text:p>0.00147667371926</text:p>
              </table:table-cell>
              <table:table-cell office:value-type="float" office:value="0.00192969160097">
                <text:p>0.001929691600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00026088272201">
                <text:p>-0.00026088272201</text:p>
              </table:table-cell>
              <table:table-cell office:value-type="float" office:value="-0.000155432313258">
                <text:p>-0.0001554323132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MacOSX_x86 LibreOffice_project/3fd416d4c6db7d3204c17ce57a1d70f6e531ee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3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3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." xlink:type="simple" chart:class="chart:scatter" chart:style-name="ch1">
        <chart:legend chart:legend-position="end" svg:x="13.209cm" svg:y="3.959cm" style:legend-expansion="high" chart:style-name="ch2"/>
        <chart:plot-area chart:style-name="ch3" table:cell-range-address="lose.A2:lose.C13 lose.B1:lose.C1" chart:data-source-has-labels="row" svg:x="0.769cm" svg:y="0.851cm" svg:width="11.802cm" svg:height="7.549cm">
          <chartooo:coordinate-region svg:x="2.431cm" svg:y="1.046cm" svg:width="10.032cm" svg:height="7.1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ose.B2:lose.B13" chart:label-cell-address="lose.B1:lose.B1" chart:class="chart:scatter">
            <chart:domain table:cell-range-address="lose.A2:lose.A13"/>
            <chart:data-point chart:repeated="12"/>
          </chart:series>
          <chart:series chart:style-name="ch8" chart:values-cell-range-address="lose.C2:lose.C13" chart:label-cell-address="lose.C1:lose.C1" chart:class="chart:scatte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eedle</text:p>
                <draw:g>
                  <svg:desc>lose.B1:lose.B1</svg:desc>
                </draw:g>
              </table:table-cell>
              <table:table-cell office:value-type="string">
                <text:p>Haystack</text:p>
                <draw:g>
                  <svg:desc>lose.C1:los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ose.A2:lose.A13</svg:desc>
                </draw:g>
              </table:table-cell>
              <table:table-cell office:value-type="float" office:value="0.00231831077314">
                <text:p>0.00231831077314</text:p>
                <draw:g>
                  <svg:desc>lose.B2:lose.B13</svg:desc>
                </draw:g>
              </table:table-cell>
              <table:table-cell office:value-type="float" office:value="0.00209449855058">
                <text:p>0.00209449855058</text:p>
                <draw:g>
                  <svg:desc>lose.C2:lose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00202853907778">
                <text:p>-0.00202853907778</text:p>
              </table:table-cell>
              <table:table-cell office:value-type="float" office:value="-0.00142819003312">
                <text:p>-0.001428190033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211937361466">
                <text:p>0.0000211937361466</text:p>
              </table:table-cell>
              <table:table-cell office:value-type="float" office:value="0.0000844169991224">
                <text:p>0.00008441699912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103660437667">
                <text:p>0.00103660437667</text:p>
              </table:table-cell>
              <table:table-cell office:value-type="float" office:value="-0.000367564714138">
                <text:p>-0.000367564714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134432183013">
                <text:p>0.00134432183013</text:p>
              </table:table-cell>
              <table:table-cell office:value-type="float" office:value="0.000643391294959">
                <text:p>0.0006433912949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00367372734825">
                <text:p>-0.00367372734825</text:p>
              </table:table-cell>
              <table:table-cell office:value-type="float" office:value="-0.00251428075618">
                <text:p>-0.002514280756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.00337035187099">
                <text:p>-0.00337035187099</text:p>
              </table:table-cell>
              <table:table-cell office:value-type="float" office:value="-0.00138566980927">
                <text:p>-0.001385669809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00592919540349">
                <text:p>-0.00592919540349</text:p>
              </table:table-cell>
              <table:table-cell office:value-type="float" office:value="-0.00456200738642">
                <text:p>-0.004562007386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MacOSX_x86 LibreOffice_project/3fd416d4c6db7d3204c17ce57a1d70f6e531ee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